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6.0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/>
    <style:style style:name="ce5" style:family="table-cell" style:parent-style-name="Default">
      <style:table-cell-properties fo:background-color="#f3f3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3f3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able-cell-properties fo:background-color="#f3f3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5" table:number-columns-repeated="2" table:default-cell-style-name="ce13"/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Linear Rail for X Axis - MGN12H, 280mm</text:p>
          </table:table-cell>
          <table:table-cell table:style-name="ce3" office:value-type="string" calcext:value-type="string">
            <text:p><text:a xlink:href="https://www.aliexpress.com/item/3256804722090559.html?spm=a2g0o.order_detail.order_detail_item.3.62bcf19c88MDfH" xlink:type="simple">https://www.aliexpress.com/item/3256804722090559.html?spm=a2g0o.order_detail.order_detail_item.3.62bcf19c88MDfH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93" calcext:value-type="currency">
            <text:p>$11.93</text:p>
          </table:table-cell>
          <table:table-cell table:formula="of:=[.F2]*[.E2]" office:value-type="currency" office:currency="USD" office:value="11.93" calcext:value-type="currency">
            <text:p>$11.93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Linear Rail for Y Axis - MGN9H, 220mm</text:p>
          </table:table-cell>
          <table:table-cell table:style-name="ce3" office:value-type="string" calcext:value-type="string">
            <text:p><text:a xlink:href="https://www.aliexpress.com/item/3256804722090559.html?spm=a2g0o.order_detail.order_detail_item.5.62bcf19c88MDfH" xlink:type="simple">https://www.aliexpress.com/item/3256804722090559.html?spm=a2g0o.order_detail.order_detail_item.5.62bcf19c88MDfH</text:a>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9.18" calcext:value-type="currency">
            <text:p>$9.18</text:p>
          </table:table-cell>
          <table:table-cell table:formula="of:=[.F3]*[.E3]" office:value-type="currency" office:currency="USD" office:value="18.36" calcext:value-type="currency">
            <text:p>$18.36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Linear Rail for Z Axis - MGN9H, 300mm</text:p>
          </table:table-cell>
          <table:table-cell table:style-name="ce3" office:value-type="string" calcext:value-type="string">
            <text:p><text:a xlink:href="https://www.aliexpress.com/item/3256804722090559.html?spm=a2g0o.order_detail.order_detail_item.7.62bcf19c88MDfH" xlink:type="simple">https://www.aliexpress.com/item/3256804722090559.html?spm=a2g0o.order_detail.order_detail_item.7.62bcf19c88MDfH</text:a> 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0.45" calcext:value-type="currency">
            <text:p>$10.45</text:p>
          </table:table-cell>
          <table:table-cell table:formula="of:=[.F4]*[.E4]" office:value-type="currency" office:currency="USD" office:value="41.8" calcext:value-type="currency">
            <text:p>$41.8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Voron Motion Kit</text:p>
          </table:table-cell>
          <table:table-cell table:style-name="ce3" office:value-type="string" calcext:value-type="string">
            <text:p><text:a xlink:href="https://www.aliexpress.com/item/3256803752663278.html?spm=a2g0o.order_list.order_list_main.26.3d7918029KfcTF" xlink:type="simple">https://www.aliexpress.com/item/3256803752663278.html?spm=a2g0o.order_list.order_list_main.26.3d7918029KfcTF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3.39" calcext:value-type="currency">
            <text:p>$53.39</text:p>
          </table:table-cell>
          <table:table-cell table:formula="of:=[.F5]*[.E5]" office:value-type="currency" office:currency="USD" office:value="53.39" calcext:value-type="currency">
            <text:p>$53.39</text:p>
          </table:table-cell>
        </table:table-row>
        <table:table-row table:style-name="ro2">
          <table:table-cell/>
          <table:table-cell office:value-type="string" calcext:value-type="string">
            <text:p>Hotend Assembly</text:p>
          </table:table-cell>
          <table:table-cell office:value-type="string" calcext:value-type="string">
            <text:p>Stealthburner Parts</text:p>
          </table:table-cell>
          <table:table-cell table:style-name="ce4" office:value-type="string" calcext:value-type="string">
            <text:p><text:a xlink:href="https://www.aliexpress.us/item/3256804449233315.html?spm=a2g0o.order_list.order_list_main.10.3d7918029KfcTF&amp;gatewayAdapt=glo2usa" xlink:type="simple">https://www.aliexpress.us/item/3256804449233315.html?spm=a2g0o.order_list.order_list_main.10.3d7918029KfcTF&amp;gatewayAdapt=glo2usa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1.85" calcext:value-type="currency">
            <text:p>$41.85</text:p>
          </table:table-cell>
          <table:table-cell table:formula="of:=[.F6]*[.E6]" office:value-type="currency" office:currency="USD" office:value="41.85" calcext:value-type="currency">
            <text:p>$41.85</text:p>
          </table:table-cell>
        </table:table-row>
        <table:table-row table:style-name="ro2">
          <table:table-cell/>
          <table:table-cell office:value-type="string" calcext:value-type="string">
            <text:p>Hotend Assembly</text:p>
          </table:table-cell>
          <table:table-cell office:value-type="string" calcext:value-type="string">
            <text:p>Tap</text:p>
          </table:table-cell>
          <table:table-cell table:style-name="ce4" office:value-type="string" calcext:value-type="string">
            <text:p><text:a xlink:href="https://www.aliexpress.com/item/3256805352633425.html?spm=a2g0o.order_list.order_list_main.21.3d7918029KfcTF" xlink:type="simple">https://www.aliexpress.com/item/3256805352633425.html?spm=a2g0o.order_list.order_list_main.21.3d7918029KfcTF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.8" calcext:value-type="currency">
            <text:p>$20.80</text:p>
          </table:table-cell>
          <table:table-cell table:formula="of:=[.F7]*[.E7]" office:value-type="currency" office:currency="USD" office:value="20.8" calcext:value-type="currency">
            <text:p>$20.80</text:p>
          </table:table-cell>
        </table:table-row>
        <table:table-row table:style-name="ro1"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M8P+CB1+8TMC2209</text:p>
          </table:table-cell>
          <table:table-cell office:value-type="string" calcext:value-type="string">
            <text:p><text:a xlink:href="https://biqu.equipment/products/manta-m4p-m8p?variant=39847239155810" xlink:type="simple">https://biqu.equipment/products/manta-m4p-m8p?variant=39847239155810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8.68" calcext:value-type="currency">
            <text:p>$98.68</text:p>
          </table:table-cell>
          <table:table-cell table:formula="of:=[.F8]*[.E8]" office:value-type="currency" office:currency="USD" office:value="98.68" calcext:value-type="currency">
            <text:p>$98.68</text:p>
          </table:table-cell>
        </table:table-row>
        <table:table-row table:style-name="ro1">
          <table:table-cell/>
          <table:table-cell office:value-type="string" calcext:value-type="string">
            <text:p>Hotend Assembly</text:p>
          </table:table-cell>
          <table:table-cell office:value-type="string" calcext:value-type="string">
            <text:p>SB2209 CAN for Stealthburner</text:p>
          </table:table-cell>
          <table:table-cell office:value-type="string" calcext:value-type="string">
            <text:p><text:a xlink:href="https://biqu.equipment/products/bigtreetech-ebb-sb2209-can-v1-0?variant=40214282731618" xlink:type="simple">https://biqu.equipment/products/bigtreetech-ebb-sb2209-can-v1-0?variant=40214282731618</text:a>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5.68" calcext:value-type="currency">
            <text:p>$25.68</text:p>
          </table:table-cell>
          <table:table-cell table:formula="of:=[.F9]*[.E9]" office:value-type="currency" office:currency="USD" office:value="25.68" calcext:value-type="currency">
            <text:p>$25.68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8"/>
        <table:table-row table:style-name="ro3">
          <table:table-cell table:style-name="Default"/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Path</text:p>
          </table:table-cell>
          <table:table-cell table:style-name="ce6" office:value-type="string" calcext:value-type="string">
            <text:p>Github Repo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Function Part</text:p>
          </table:table-cell>
        </table:table-row>
        <table:table-row table:style-name="ro4">
          <table:table-cell office:value-type="string" calcext:value-type="string">
            <text:p>Z Axis</text:p>
          </table:table-cell>
          <table:table-cell office:value-type="string" calcext:value-type="string">
            <text:p>NEW_z_drive_main_a_x2</text:p>
          </table:table-cell>
          <table:table-cell table:number-columns-repeated="4"/>
        </table:table-row>
        <table:table-row table:style-name="ro4">
          <table:table-cell/>
          <table:table-cell table:style-name="ce7" office:value-type="string" calcext:value-type="string">
            <text:p>NEW_z_drive_main_b_x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z_drive_retainer_a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z_drive_retainer_b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belt_tensioner_a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belt_tensioner_b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z_drive_baseplate_a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z_drive_baseplate_b_x2.stl</text:p>
          </table:table-cell>
          <table:table-cell office:value-type="string" calcext:value-type="string">
            <text:p>STLs/Z_Drive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z_tensioner_bracket_a_x2.stl</text:p>
          </table:table-cell>
          <table:table-cell office:value-type="string" calcext:value-type="string">
            <text:p>STLs/Z_Idlers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z_tensioner_bracket_b_x2.stl</text:p>
          </table:table-cell>
          <table:table-cell office:value-type="string" calcext:value-type="string">
            <text:p>STLs/Z_Idlers</text:p>
          </table:table-cell>
          <table:table-cell office:value-type="string" calcext:value-type="string">
            <text:p>VoronDesign/Voron-2</text:p>
          </table:table-cell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office:value-type="string" calcext:value-type="string">
            <text:p>[a]_z_tensioner9mm.stl</text:p>
          </table:table-cell>
          <table:table-cell office:value-type="string" calcext:value-type="string">
            <text:p>STLs/Z_Idlers</text:p>
          </table:table-cell>
          <table:table-cell office:value-type="string" calcext:value-type="string">
            <text:p>VoronDesign/Voron-2</text:p>
          </table:table-cell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4">
          <table:table-cell/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5:55:32.694000000</meta:creation-date>
    <dc:date>2023-07-05T08:07:56.368000000</dc:date>
    <meta:editing-duration>PT18M52S</meta:editing-duration>
    <meta:editing-cycles>2</meta:editing-cycles>
    <meta:generator>LibreOffice/7.4.3.2$Windows_X86_64 LibreOffice_project/1048a8393ae2eeec98dff31b5c133c5f1d08b890</meta:generator>
    <meta:document-statistic meta:table-count="2" meta:cell-count="112" meta:object-count="0"/>
  </office:meta>
</office:document-meta>
</file>